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5.076cm"/>
    </style:style>
    <style:style style:name="co10" style:family="table-column">
      <style:table-column-properties fo:break-before="auto" style:column-width="6.048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3.912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7.853cm"/>
    </style:style>
    <style:style style:name="co16" style:family="table-column">
      <style:table-column-properties fo:break-before="auto" style:column-width="6.482cm"/>
    </style:style>
    <style:style style:name="co17" style:family="table-column">
      <style:table-column-properties fo:break-before="auto" style:column-width="7.415cm"/>
    </style:style>
    <style:style style:name="co18" style:family="table-column">
      <style:table-column-properties fo:break-before="auto" style:column-width="7.366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8.324cm"/>
    </style:style>
    <style:style style:name="co21" style:family="table-column">
      <style:table-column-properties fo:break-before="auto" style:column-width="10.393cm"/>
    </style:style>
    <style:style style:name="co22" style:family="table-column">
      <style:table-column-properties fo:break-before="auto" style:column-width="10.545cm"/>
    </style:style>
    <style:style style:name="co23" style:family="table-column">
      <style:table-column-properties fo:break-before="auto" style:column-width="6.436cm"/>
    </style:style>
    <style:style style:name="co24" style:family="table-column">
      <style:table-column-properties fo:break-before="auto" style:column-width="4.967cm"/>
    </style:style>
    <style:style style:name="co25" style:family="table-column">
      <style:table-column-properties fo:break-before="auto" style:column-width="3.935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4.665cm"/>
    </style:style>
    <style:style style:name="co28" style:family="table-column">
      <style:table-column-properties fo:break-before="auto" style:column-width="4.59cm"/>
    </style:style>
    <style:style style:name="co29" style:family="table-column">
      <style:table-column-properties fo:break-before="auto" style:column-width="6.68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Freq Indegree x Freq Outdegree" table:style-name="ta1" table:print="false">
        <table:shapes>
          <draw:frame draw:z-index="0" draw:style-name="gr1" svg:width="16.657cm" svg:height="9.287cm" svg:x="39.274cm" svg:y="0.715cm">
            <draw:object draw:notify-on-update-of-ranges="'Freq Indegree x Freq Outdegree'.L2:'Freq Indegree x Freq Outdegree'.L126 'Freq Indegree x Freq Outdegree'.M1:'Freq Indegree x Freq Outdegree'.M1 'Freq Indegree x Freq Outdegree'.M2:'Freq Indegree x Freq Outdegree'.M126 'Freq Indegree x Freq Outdegree'.N1:'Freq Indegree x Freq Outdegree'.N1 'Freq Indegree x Freq Outdegree'.N2:'Freq Indegree x Freq Outdegree'.N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Grau de Saída</text:p>
          </table:table-cell>
          <table:table-cell office:value-type="string">
            <text:p>Frequência</text:p>
          </table:table-cell>
          <table:table-cell office:value-type="string">
            <text:p>Grau de Entrada</text:p>
          </table:table-cell>
          <table:table-cell office:value-type="string">
            <text:p>Frequência</text:p>
          </table:table-cell>
          <table:table-cell table:number-columns-repeated="7"/>
          <table:table-cell office:value-type="string">
            <text:p>Grau </text:p>
          </table:table-cell>
          <table:table-cell office:value-type="string">
            <text:p><text:s/>Frequencia Indegree </text:p>
          </table:table-cell>
          <table:table-cell office:value-type="string">
            <text:p><text:s/>Frequencia Outdegree <text:s/>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4248">
            <text:p>42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591">
            <text:p>59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equencia Indegree</text:p>
          </table:table-cell>
          <table:table-cell office:value-type="string">
            <text:p>Ajud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requencia Outdegree</text:p>
          </table:table-cell>
          <table:table-cell office:value-type="string">
            <text:p>Pedi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asker-replier indegree" table:style-name="ta1" table:print="false">
        <table:shapes>
          <draw:frame draw:z-index="0" draw:style-name="gr1" svg:width="15.999cm" svg:height="8.999cm" svg:x="8.17cm" svg:y="0.101cm">
            <draw:object draw:notify-on-update-of-ranges="'asker-replier indegree'.A1:'asker-replier indegree'.A1 'asker-replier indegree'.A2:'asker-replier indegree'.A90 'asker-replier indegree'.B1:'asker-replier indegree'.B1 'asker-replier indegree'.B2:'asker-replier indegree'.B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sker indegree </text:p>
          </table:table-cell>
          <table:table-cell office:value-type="string">
            <text:p><text:s/>replier median indegree 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5">
            <text:p>65</text:p>
          </table:table-cell>
        </table:table-row>
      </table:table>
      <table:table table:name="bow tie structure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Dados Gera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de mensagens</text:p>
          </table:table-cell>
          <table:table-cell office:value-type="float" office:value="97867">
            <text:p>97867</text:p>
          </table:table-cell>
          <table:table-cell/>
        </table:table-row>
        <table:table-row table:style-name="ro1">
          <table:table-cell office:value-type="string">
            <text:p>Total de threads</text:p>
          </table:table-cell>
          <table:table-cell office:value-type="float" office:value="15357">
            <text:p>15357</text:p>
          </table:table-cell>
          <table:table-cell/>
        </table:table-row>
        <table:table-row table:style-name="ro1">
          <table:table-cell office:value-type="string">
            <text:p>Total de nodes</text:p>
          </table:table-cell>
          <table:table-cell office:value-type="float" office:value="7598">
            <text:p>7598</text:p>
          </table:table-cell>
          <table:table-cell/>
        </table:table-row>
        <table:table-row table:style-name="ro1">
          <table:table-cell office:value-type="string">
            <text:p>Total de edges</text:p>
          </table:table-cell>
          <table:table-cell office:value-type="float" office:value="24745">
            <text:p>24745</text:p>
          </table:table-cell>
          <table:table-cell/>
        </table:table-row>
        <table:table-row table:style-name="ro1">
          <table:table-cell office:value-type="string">
            <text:p>Numero de SCC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numero de nod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: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string">
            <text:p>Out: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Core: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percentag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24.7433535141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24.34851276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15.8462753356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35.0618583838</text:p>
          </table:table-cell>
          <table:table-cell office:value-type="string">
            <text:p>%</text:p>
          </table:table-cell>
        </table:table-row>
      </table:table>
      <table:table table:name="HR" table:style-name="ta1">
        <table:shapes>
          <draw:frame draw:z-index="0" draw:style-name="gr1" svg:width="16.018cm" svg:height="8.995cm" svg:x="49.886cm" svg:y="14.684cm">
            <draw:object draw:notify-on-update-of-ranges="HR.K23:HR.K29 HR.L23:HR.L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node </text:p>
          </table:table-cell>
          <table:table-cell office:value-type="string">
            <text:p><text:s/>HR </text:p>
          </table:table-cell>
          <table:table-cell office:value-type="string">
            <text:p><text:s/>Indegree </text:p>
          </table:table-cell>
          <table:table-cell office:value-type="string">
            <text:p><text:s/>Answer Num </text:p>
          </table:table-cell>
          <table:table-cell office:value-type="string">
            <text:p><text:s/>Like </text:p>
          </table:table-cell>
          <table:table-cell office:value-type="string">
            <text:p><text:s/>Page Rank Direcionado Sem Peso</text:p>
          </table:table-cell>
          <table:table-cell office:value-type="string">
            <text:p><text:s/>Page Rank Direcionado Com Peso</text:p>
          </table:table-cell>
          <table:table-cell office:value-type="string">
            <text:p><text:s/>Page Rank Nao Direcionado Sem Peso</text:p>
          </table:table-cell>
          <table:table-cell office:value-type="string">
            <text:p><text:s/>Page Rank Nao Direcionado Com Peso</text:p>
          </table:table-cell>
          <table:table-cell/>
          <table:table-cell table:style-name="ce1" office:value-type="string">
            <text:p>Categorias HR</text:p>
          </table:table-cell>
          <table:table-cell table:number-columns-repeated="2"/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4.6450961086">
            <text:p>14,65</text:p>
          </table:table-cell>
          <table:table-cell office:value-type="float" office:value="17.179475589">
            <text:p>17,18</text:p>
          </table:table-cell>
          <table:table-cell office:value-type="float" office:value="22.1387193234">
            <text:p>22,14</text:p>
          </table:table-cell>
          <table:table-cell office:value-type="float" office:value="23.771599472">
            <text:p>23,7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wbie</text:p>
          </table:table-cell>
          <table:table-cell office:value-type="string">
            <text:p>Just starting to learn Java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.90547822328">
            <text:p>6,91</text:p>
          </table:table-cell>
          <table:table-cell office:value-type="float" office:value="6.57146090521">
            <text:p>6,57</text:p>
          </table:table-cell>
          <table:table-cell office:value-type="float" office:value="4.64485692631">
            <text:p>4,64</text:p>
          </table:table-cell>
          <table:table-cell office:value-type="float" office:value="4.37248340791">
            <text:p>4,3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va learner</text:p>
          </table:table-cell>
          <table:table-cell office:value-type="string">
            <text:p>Knows basic concepts and can program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24.6464243524">
            <text:p>24,65</text:p>
          </table:table-cell>
          <table:table-cell office:value-type="float" office:value="15.8161944588">
            <text:p>15,8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ava user</text:p>
          </table:table-cell>
          <table:table-cell office:value-type="string">
            <text:p>Knows advanced Java. Can program relativy well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.5063055253">
            <text:p>7,51</text:p>
          </table:table-cell>
          <table:table-cell office:value-type="float" office:value="6.78388941037">
            <text:p>6,78</text:p>
          </table:table-cell>
          <table:table-cell office:value-type="float" office:value="5.61357046968">
            <text:p>5,61</text:p>
          </table:table-cell>
          <table:table-cell office:value-type="float" office:value="4.47152453364">
            <text:p>4,4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Java profissiomal</text:p>
          </table:table-cell>
          <table:table-cell office:value-type="string">
            <text:p>Can answer all or most Java concept. 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4.13919453338">
            <text:p>4,14</text:p>
          </table:table-cell>
          <table:table-cell office:value-type="float" office:value="3.42302689833">
            <text:p>3,4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op Java expert</text:p>
          </table:table-cell>
          <table:table-cell office:value-type="string">
            <text:p>Knows the core Java theory and related advanced topics deeply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19.6769773038">
            <text:p>19,68</text:p>
          </table:table-cell>
          <table:table-cell/>
          <table:table-cell table:style-name="ce1" office:value-type="string">
            <text:p>Correlações Estatísticas</text:p>
          </table:table-cell>
          <table:table-cell table:number-columns-repeated="2"/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.0597431593">
            <text:p>11,06</text:p>
          </table:table-cell>
          <table:table-cell office:value-type="float" office:value="11.042861169">
            <text:p>11,04</text:p>
          </table:table-cell>
          <table:table-cell office:value-type="float" office:value="25.0490350572">
            <text:p>25,05</text:p>
          </table:table-cell>
          <table:table-cell office:value-type="float" office:value="23.6217644025">
            <text:p>23,62</text:p>
          </table:table-cell>
          <table:table-cell/>
          <table:table-cell office:value-type="string">
            <text:p>HR X Indegree</text:p>
          </table:table-cell>
          <table:table-cell table:formula="of:=CORREL([.B2:.B51];[.C2:.C51])" office:value-type="float" office:value="0.800637415298382">
            <text:p>0,8</text:p>
          </table:table-cell>
          <table:table-cell/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3.91825411757">
            <text:p>3,92</text:p>
          </table:table-cell>
          <table:table-cell office:value-type="float" office:value="2.98108948692">
            <text:p>2,98</text:p>
          </table:table-cell>
          <table:table-cell/>
          <table:table-cell office:value-type="string">
            <text:p>HR X Answer Num</text:p>
          </table:table-cell>
          <table:table-cell table:formula="of:=CORREL([.B2:.B51];[.D2:.D51])" office:value-type="float" office:value="0.76344844635681">
            <text:p>0,76</text:p>
          </table:table-cell>
          <table:table-cell/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HR X Like</text:p>
          </table:table-cell>
          <table:table-cell table:formula="of:=CORREL([.B2:.B51];[.E2:.E51])" office:value-type="float" office:value="0.395063140370641">
            <text:p>0,4</text:p>
          </table:table-cell>
          <table:table-cell/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8.50434261259">
            <text:p>8,5</text:p>
          </table:table-cell>
          <table:table-cell office:value-type="float" office:value="4.85598053604">
            <text:p>4,86</text:p>
          </table:table-cell>
          <table:table-cell/>
          <table:table-cell office:value-type="string">
            <text:p>HR X Page Rank Direcionado Sem Peso</text:p>
          </table:table-cell>
          <table:table-cell table:formula="of:=CORREL([.B2:.B51];[.F2:.F51])" office:value-type="float" office:value="0.682013095910963">
            <text:p>0,68</text:p>
          </table:table-cell>
          <table:table-cell/>
        </table:table-row>
        <table:table-row table:style-name="ro1">
          <table:table-cell office:value-type="float" office:value="100000554967234">
            <text:p>10000055496723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00110478176">
            <text:p>7</text:p>
          </table:table-cell>
          <table:table-cell office:value-type="float" office:value="6.61037879929">
            <text:p>6,61</text:p>
          </table:table-cell>
          <table:table-cell office:value-type="float" office:value="4.1029338737">
            <text:p>4,1</text:p>
          </table:table-cell>
          <table:table-cell office:value-type="float" office:value="3.42499278121">
            <text:p>3,42</text:p>
          </table:table-cell>
          <table:table-cell/>
          <table:table-cell office:value-type="string">
            <text:p>HR X Page Rank Direcionado Com Peso</text:p>
          </table:table-cell>
          <table:table-cell table:formula="of:=CORREL([.B2:.B51];[.G2:.G51])" office:value-type="float" office:value="0.718466544997324">
            <text:p>0,72</text:p>
          </table:table-cell>
          <table:table-cell/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HR X Page Rank Nao Direcionado Sem Peso</text:p>
          </table:table-cell>
          <table:table-cell table:formula="of:=CORREL([.B2:.B51];[.H2:.H51])" office:value-type="float" office:value="0.385882899900191">
            <text:p>0,39</text:p>
          </table:table-cell>
          <table:table-cell/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3.95355661601">
            <text:p>3,95</text:p>
          </table:table-cell>
          <table:table-cell office:value-type="float" office:value="3.02144358716">
            <text:p>3,02</text:p>
          </table:table-cell>
          <table:table-cell/>
          <table:table-cell office:value-type="string">
            <text:p>HR X Page Rank Nao Direcionado Com Peso</text:p>
          </table:table-cell>
          <table:table-cell table:formula="of:=CORREL([.B2:.B51];[.I2:.I51])" office:value-type="float" office:value="0.354420478633614">
            <text:p>0,35</text:p>
          </table:table-cell>
          <table:table-cell/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10.6911217587">
            <text:p>10,69</text:p>
          </table:table-cell>
          <table:table-cell office:value-type="float" office:value="7.08351941412">
            <text:p>7,08</text:p>
          </table:table-cell>
          <table:table-cell table:number-columns-repeated="4"/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14.0301092415">
            <text:p>14,03</text:p>
          </table:table-cell>
          <table:table-cell office:value-type="float" office:value="17.3361133941">
            <text:p>17,34</text:p>
          </table:table-cell>
          <table:table-cell table:number-columns-repeated="4"/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.3872796523">
            <text:p>12,39</text:p>
          </table:table-cell>
          <table:table-cell office:value-type="float" office:value="10.4176552803">
            <text:p>10,42</text:p>
          </table:table-cell>
          <table:table-cell office:value-type="float" office:value="11.3856646828">
            <text:p>11,39</text:p>
          </table:table-cell>
          <table:table-cell office:value-type="float" office:value="8.37762065025">
            <text:p>8,38</text:p>
          </table:table-cell>
          <table:table-cell table:number-columns-repeated="4"/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8.4752855607">
            <text:p>28,48</text:p>
          </table:table-cell>
          <table:table-cell office:value-type="float" office:value="26.2160397191">
            <text:p>26,22</text:p>
          </table:table-cell>
          <table:table-cell office:value-type="float" office:value="15.0486018533">
            <text:p>15,05</text:p>
          </table:table-cell>
          <table:table-cell office:value-type="float" office:value="13.8535215313">
            <text:p>13,85</text:p>
          </table:table-cell>
          <table:table-cell/>
          <table:table-cell office:value-type="string">
            <text:p>Conclusão: Medidas mais simples são melhores</text:p>
          </table:table-cell>
          <table:table-cell table:number-columns-repeated="2"/>
        </table:table-row>
        <table:table-row table:style-name="ro1">
          <table:table-cell office:value-type="float" office:value="100000132246191">
            <text:p>1000001322461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82350946078">
            <text:p>7,82</text:p>
          </table:table-cell>
          <table:table-cell office:value-type="float" office:value="7.13889741518">
            <text:p>7,14</text:p>
          </table:table-cell>
          <table:table-cell office:value-type="float" office:value="4.03387418387">
            <text:p>4,03</text:p>
          </table:table-cell>
          <table:table-cell office:value-type="float" office:value="3.27564888654">
            <text:p>3,28</text:p>
          </table:table-cell>
          <table:table-cell table:number-columns-repeated="4"/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46784887766">
            <text:p>5,47</text:p>
          </table:table-cell>
          <table:table-cell office:value-type="float" office:value="5.32995411118">
            <text:p>5,33</text:p>
          </table:table-cell>
          <table:table-cell table:number-columns-repeated="4"/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6.60156003745">
            <text:p>6,6</text:p>
          </table:table-cell>
          <table:table-cell office:value-type="float" office:value="4.20215416547">
            <text:p>4,2</text:p>
          </table:table-cell>
          <table:table-cell/>
          <table:table-cell table:style-name="ce1" office:value-type="string">
            <text:p>Gráfico Correlações</text:p>
          </table:table-cell>
          <table:table-cell table:number-columns-repeated="2"/>
        </table:table-row>
        <table:table-row table:style-name="ro1">
          <table:table-cell office:value-type="float" office:value="100000309022346">
            <text:p>100000309022346</text:p>
          </table:table-cell>
          <table:table-cell table:number-columns-repeated="4"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office:value-type="float" office:value="7.01737575129">
            <text:p>7,02</text:p>
          </table:table-cell>
          <table:table-cell office:value-type="float" office:value="4.14451226113">
            <text:p>4,14</text:p>
          </table:table-cell>
          <table:table-cell office:value-type="float" office:value="3.43010515133">
            <text:p>3,43</text:p>
          </table:table-cell>
          <table:table-cell/>
          <table:table-cell office:value-type="string">
            <text:p>indegree</text:p>
          </table:table-cell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1572781071">
            <text:p>7,16</text:p>
          </table:table-cell>
          <table:table-cell office:value-type="float" office:value="6.54882101201">
            <text:p>6,55</text:p>
          </table:table-cell>
          <table:table-cell office:value-type="float" office:value="4.37056223009">
            <text:p>4,37</text:p>
          </table:table-cell>
          <table:table-cell office:value-type="float" office:value="3.30629802786">
            <text:p>3,31</text:p>
          </table:table-cell>
          <table:table-cell/>
          <table:table-cell office:value-type="string">
            <text:p>Answer Num</text:p>
          </table:table-cell>
          <table:table-cell office:value-type="float" office:value="0.76">
            <text:p>0,76</text:p>
          </table:table-cell>
          <table:table-cell/>
        </table:table-row>
        <table:table-row table:style-name="ro1">
          <table:table-cell office:value-type="float" office:value="1655433491">
            <text:p>16554334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.35596398515">
            <text:p>7,36</text:p>
          </table:table-cell>
          <table:table-cell office:value-type="float" office:value="7.24142035857">
            <text:p>7,24</text:p>
          </table:table-cell>
          <table:table-cell office:value-type="float" office:value="4.84350211407">
            <text:p>4,84</text:p>
          </table:table-cell>
          <table:table-cell office:value-type="float" office:value="5.16836821981">
            <text:p>5,17</text:p>
          </table:table-cell>
          <table:table-cell/>
          <table:table-cell office:value-type="string">
            <text:p>Like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 office:value-type="float" office:value="100000246177569">
            <text:p>100000246177569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.2454744037">
            <text:p>10,25</text:p>
          </table:table-cell>
          <table:table-cell office:value-type="float" office:value="8.56796548849">
            <text:p>8,57</text:p>
          </table:table-cell>
          <table:table-cell office:value-type="float" office:value="14.7123133256">
            <text:p>14,71</text:p>
          </table:table-cell>
          <table:table-cell office:value-type="float" office:value="12.5524707461">
            <text:p>12,55</text:p>
          </table:table-cell>
          <table:table-cell/>
          <table:table-cell office:value-type="string">
            <text:p>PRDSP</text:p>
          </table:table-cell>
          <table:table-cell office:value-type="float" office:value="0.68">
            <text:p>0,68</text:p>
          </table:table-cell>
          <table:table-cell/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PRDCP</text:p>
          </table:table-cell>
          <table:table-cell office:value-type="float" office:value="0.72">
            <text:p>0,72</text:p>
          </table:table-cell>
          <table:table-cell/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PRNDSP</text:p>
          </table:table-cell>
          <table:table-cell office:value-type="float" office:value="0.39">
            <text:p>0,39</text:p>
          </table:table-cell>
          <table:table-cell/>
        </table:table-row>
        <table:table-row table:style-name="ro1">
          <table:table-cell office:value-type="float" office:value="100002273858886">
            <text:p>10000227385888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.428031864">
            <text:p>10,43</text:p>
          </table:table-cell>
          <table:table-cell office:value-type="float" office:value="9.89878376203">
            <text:p>9,9</text:p>
          </table:table-cell>
          <table:table-cell office:value-type="float" office:value="30.0771963251">
            <text:p>30,08</text:p>
          </table:table-cell>
          <table:table-cell office:value-type="float" office:value="39.9181667715">
            <text:p>39,92</text:p>
          </table:table-cell>
          <table:table-cell/>
          <table:table-cell office:value-type="string">
            <text:p>PRNDCP</text:p>
          </table:table-cell>
          <table:table-cell office:value-type="float" office:value="0.35">
            <text:p>0,35</text:p>
          </table:table-cell>
          <table:table-cell/>
        </table:table-row>
        <table:table-row table:style-name="ro1">
          <table:table-cell office:value-type="float" office:value="1784446626">
            <text:p>178444662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01003770425">
            <text:p>7,01</text:p>
          </table:table-cell>
          <table:table-cell office:value-type="float" office:value="6.48451081962">
            <text:p>6,48</text:p>
          </table:table-cell>
          <table:table-cell office:value-type="float" office:value="3.82450369487">
            <text:p>3,82</text:p>
          </table:table-cell>
          <table:table-cell office:value-type="float" office:value="2.99044865292">
            <text:p>2,99</text:p>
          </table:table-cell>
          <table:table-cell table:number-columns-repeated="4"/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2.2527729072">
            <text:p>12,25</text:p>
          </table:table-cell>
          <table:table-cell office:value-type="float" office:value="12.1894063744">
            <text:p>12,19</text:p>
          </table:table-cell>
          <table:table-cell office:value-type="float" office:value="15.6605881483">
            <text:p>15,66</text:p>
          </table:table-cell>
          <table:table-cell office:value-type="float" office:value="15.750632263">
            <text:p>15,75</text:p>
          </table:table-cell>
          <table:table-cell table:number-columns-repeated="4"/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.8825193088">
            <text:p>19,88</text:p>
          </table:table-cell>
          <table:table-cell office:value-type="float" office:value="16.5974319423">
            <text:p>16,6</text:p>
          </table:table-cell>
          <table:table-cell office:value-type="float" office:value="15.9008771653">
            <text:p>15,9</text:p>
          </table:table-cell>
          <table:table-cell office:value-type="float" office:value="13.1572439637">
            <text:p>13,16</text:p>
          </table:table-cell>
          <table:table-cell table:number-columns-repeated="4"/>
        </table:table-row>
        <table:table-row table:style-name="ro1">
          <table:table-cell office:value-type="float" office:value="1082018709">
            <text:p>1082018709</text:p>
          </table:table-cell>
          <table:table-cell table:number-columns-repeated="4" office:value-type="float" office:value="1">
            <text:p>1</text:p>
          </table:table-cell>
          <table:table-cell office:value-type="float" office:value="7.65947691597">
            <text:p>7,66</text:p>
          </table:table-cell>
          <table:table-cell office:value-type="float" office:value="6.83254441994">
            <text:p>6,83</text:p>
          </table:table-cell>
          <table:table-cell office:value-type="float" office:value="6.44849569174">
            <text:p>6,45</text:p>
          </table:table-cell>
          <table:table-cell office:value-type="float" office:value="4.81303469246">
            <text:p>4,81</text:p>
          </table:table-cell>
          <table:table-cell table:number-columns-repeated="4"/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2.8417895509">
            <text:p>22,84</text:p>
          </table:table-cell>
          <table:table-cell office:value-type="float" office:value="13.9338964307">
            <text:p>13,93</text:p>
          </table:table-cell>
          <table:table-cell office:value-type="float" office:value="60.0584632879">
            <text:p>60,06</text:p>
          </table:table-cell>
          <table:table-cell office:value-type="float" office:value="68.8139990481">
            <text:p>68,81</text:p>
          </table:table-cell>
          <table:table-cell table:number-columns-repeated="4"/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3">
            <text:p>3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5699033781">
            <text:p>5,57</text:p>
          </table:table-cell>
          <table:table-cell office:value-type="float" office:value="3.71190738005">
            <text:p>3,71</text:p>
          </table:table-cell>
          <table:table-cell table:number-columns-repeated="4"/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.3505833592">
            <text:p>12,35</text:p>
          </table:table-cell>
          <table:table-cell office:value-type="float" office:value="9.15101867739">
            <text:p>9,15</text:p>
          </table:table-cell>
          <table:table-cell office:value-type="float" office:value="24.9755913065">
            <text:p>24,98</text:p>
          </table:table-cell>
          <table:table-cell office:value-type="float" office:value="21.7064709658">
            <text:p>21,71</text:p>
          </table:table-cell>
          <table:table-cell table:number-columns-repeated="4"/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6">
            <text:p>6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46.675954109">
            <text:p>46,68</text:p>
          </table:table-cell>
          <table:table-cell office:value-type="float" office:value="42.6435290626">
            <text:p>42,64</text:p>
          </table:table-cell>
          <table:table-cell table:number-columns-repeated="4"/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24813601833">
            <text:p>9,25</text:p>
          </table:table-cell>
          <table:table-cell office:value-type="float" office:value="7.3301459666">
            <text:p>7,33</text:p>
          </table:table-cell>
          <table:table-cell office:value-type="float" office:value="4.23657417723">
            <text:p>4,24</text:p>
          </table:table-cell>
          <table:table-cell office:value-type="float" office:value="3.38503832915">
            <text:p>3,39</text:p>
          </table:table-cell>
          <table:table-cell table:number-columns-repeated="4"/>
        </table:table-row>
        <table:table-row table:style-name="ro1">
          <table:table-cell office:value-type="float" office:value="1585729145">
            <text:p>1585729145</text:p>
          </table:table-cell>
          <table:table-cell table:number-columns-repeated="4" office:value-type="float" office:value="1">
            <text:p>1</text:p>
          </table:table-cell>
          <table:table-cell office:value-type="float" office:value="7.29248644598">
            <text:p>7,29</text:p>
          </table:table-cell>
          <table:table-cell office:value-type="float" office:value="6.79278679605">
            <text:p>6,79</text:p>
          </table:table-cell>
          <table:table-cell office:value-type="float" office:value="4.57811289617">
            <text:p>4,58</text:p>
          </table:table-cell>
          <table:table-cell office:value-type="float" office:value="3.63079104849">
            <text:p>3,63</text:p>
          </table:table-cell>
          <table:table-cell table:number-columns-repeated="4"/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46784887766">
            <text:p>5,47</text:p>
          </table:table-cell>
          <table:table-cell office:value-type="float" office:value="4.79318058042">
            <text:p>4,79</text:p>
          </table:table-cell>
          <table:table-cell table:number-columns-repeated="4"/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.6947736763">
            <text:p>12,69</text:p>
          </table:table-cell>
          <table:table-cell office:value-type="float" office:value="9.66550639314">
            <text:p>9,67</text:p>
          </table:table-cell>
          <table:table-cell office:value-type="float" office:value="12.4392419785">
            <text:p>12,44</text:p>
          </table:table-cell>
          <table:table-cell office:value-type="float" office:value="10.5472866176">
            <text:p>10,55</text:p>
          </table:table-cell>
          <table:table-cell table:number-columns-repeated="4"/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.67967264362">
            <text:p>7,68</text:p>
          </table:table-cell>
          <table:table-cell office:value-type="float" office:value="7.26926371112">
            <text:p>7,27</text:p>
          </table:table-cell>
          <table:table-cell office:value-type="float" office:value="20.1243695526">
            <text:p>20,12</text:p>
          </table:table-cell>
          <table:table-cell office:value-type="float" office:value="20.2723090403">
            <text:p>20,27</text:p>
          </table:table-cell>
          <table:table-cell table:number-columns-repeated="4"/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.8280745367">
            <text:p>11,83</text:p>
          </table:table-cell>
          <table:table-cell office:value-type="float" office:value="8.75403672552">
            <text:p>8,75</text:p>
          </table:table-cell>
          <table:table-cell office:value-type="float" office:value="38.613399928">
            <text:p>38,61</text:p>
          </table:table-cell>
          <table:table-cell office:value-type="float" office:value="30.2202394032">
            <text:p>30,22</text:p>
          </table:table-cell>
          <table:table-cell table:number-columns-repeated="4"/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6.6834518417">
            <text:p>6,68</text:p>
          </table:table-cell>
          <table:table-cell office:value-type="float" office:value="5.3099478276">
            <text:p>5,31</text:p>
          </table:table-cell>
          <table:table-cell table:number-columns-repeated="4"/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.65603365255">
            <text:p>9,66</text:p>
          </table:table-cell>
          <table:table-cell office:value-type="float" office:value="8.51089413438">
            <text:p>8,51</text:p>
          </table:table-cell>
          <table:table-cell office:value-type="float" office:value="45.488631249">
            <text:p>45,49</text:p>
          </table:table-cell>
          <table:table-cell office:value-type="float" office:value="62.2042530181">
            <text:p>62,2</text:p>
          </table:table-cell>
          <table:table-cell table:number-columns-repeated="4"/>
        </table:table-row>
        <table:table-row table:style-name="ro1">
          <table:table-cell office:value-type="float" office:value="750145481">
            <text:p>75014548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.9039806605">
            <text:p>8,9</text:p>
          </table:table-cell>
          <table:table-cell office:value-type="float" office:value="8.38622423179">
            <text:p>8,39</text:p>
          </table:table-cell>
          <table:table-cell office:value-type="float" office:value="4.7243192509">
            <text:p>4,72</text:p>
          </table:table-cell>
          <table:table-cell office:value-type="float" office:value="4.08816968127">
            <text:p>4,09</text:p>
          </table:table-cell>
          <table:table-cell table:number-columns-repeated="4"/>
        </table:table-row>
        <table:table-row table:style-name="ro1">
          <table:table-cell office:value-type="float" office:value="100001082885921">
            <text:p>10000108288592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39659185758">
            <text:p>7,4</text:p>
          </table:table-cell>
          <table:table-cell office:value-type="float" office:value="7.01737575129">
            <text:p>7,02</text:p>
          </table:table-cell>
          <table:table-cell office:value-type="float" office:value="8.41540863337">
            <text:p>8,42</text:p>
          </table:table-cell>
          <table:table-cell office:value-type="float" office:value="5.77788046833">
            <text:p>5,78</text:p>
          </table:table-cell>
          <table:table-cell table:number-columns-repeated="4"/>
        </table:table-row>
        <table:table-row table:style-name="ro1">
          <table:table-cell office:value-type="float" office:value="1485265707">
            <text:p>148526570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87153013356">
            <text:p>6,87</text:p>
          </table:table-cell>
          <table:table-cell office:value-type="float" office:value="6.46127020564">
            <text:p>6,46</text:p>
          </table:table-cell>
          <table:table-cell office:value-type="float" office:value="4.08698382916">
            <text:p>4,09</text:p>
          </table:table-cell>
          <table:table-cell office:value-type="float" office:value="3.09552178833">
            <text:p>3,1</text:p>
          </table:table-cell>
          <table:table-cell table:number-columns-repeated="4"/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8.3196497711">
            <text:p>28,32</text:p>
          </table:table-cell>
          <table:table-cell office:value-type="float" office:value="24.5050076933">
            <text:p>24,51</text:p>
          </table:table-cell>
          <table:table-cell office:value-type="float" office:value="65.6007150262">
            <text:p>65,6</text:p>
          </table:table-cell>
          <table:table-cell office:value-type="float" office:value="42.3006348988">
            <text:p>42,3</text:p>
          </table:table-cell>
          <table:table-cell table:number-columns-repeated="4"/>
        </table:table-row>
      </table:table>
      <table:table table:name=" Page Rank Direcionado Sem Peso" table:style-name="ta1">
        <table:table-column table:style-name="co4" table:default-cell-style-name="Default"/>
        <table:table-column table:style-name="co15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<text:s/>HR </text:p>
          </table:table-cell>
          <table:table-cell office:value-type="string">
            <text:p><text:s/>Page Rank Dirigido Sem Peso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6450961086">
            <text:p>14,6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90547822328">
            <text:p>6,91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063055253">
            <text:p>7,5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0597431593">
            <text:p>11,0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00110478176">
            <text:p>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3872796523">
            <text:p>12,3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4752855607">
            <text:p>28,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2350946078">
            <text:p>7,8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1572781071">
            <text:p>7,1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5596398515">
            <text:p>7,3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2454744037">
            <text:p>10,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428031864">
            <text:p>10,4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01003770425">
            <text:p>7,0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2527729072">
            <text:p>12,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.8825193088">
            <text:p>19,8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65947691597">
            <text:p>7,6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8417895509">
            <text:p>22,8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3505833592">
            <text:p>12,3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24813601833">
            <text:p>9,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29248644598">
            <text:p>7,2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6947736763">
            <text:p>12,6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67967264362">
            <text:p>7,6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280745367">
            <text:p>11,8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65603365255">
            <text:p>9,6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039806605">
            <text:p>8,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87153013356">
            <text:p>6,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.3196497711">
            <text:p>28,32</text:p>
          </table:table-cell>
          <table:table-cell table:number-columns-repeated="3"/>
        </table:table-row>
      </table:table>
      <table:table table:name="Page Rank Direcionado Com Peso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Dirigido Co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17.179475589">
            <text:p>17,18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6.57146090521">
            <text:p>6,57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6.78388941037">
            <text:p>6,78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11.042861169">
            <text:p>11,04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6.61037879929">
            <text:p>6,61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10.4176552803">
            <text:p>10,42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26.2160397191">
            <text:p>26,22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7.13889741518">
            <text:p>7,14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7.01737575129">
            <text:p>7,02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6.54882101201">
            <text:p>6,55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7.24142035857">
            <text:p>7,24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8.56796548849">
            <text:p>8,57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9.89878376203">
            <text:p>9,9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6.48451081962">
            <text:p>6,48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2.1894063744">
            <text:p>12,19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6.5974319423">
            <text:p>16,6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6.83254441994">
            <text:p>6,83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13.9338964307">
            <text:p>13,93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9.15101867739">
            <text:p>9,15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7.3301459666">
            <text:p>7,33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6.79278679605">
            <text:p>6,79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9.66550639314">
            <text:p>9,67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7.26926371112">
            <text:p>7,27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8.75403672552">
            <text:p>8,75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8.51089413438">
            <text:p>8,51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8.38622423179">
            <text:p>8,39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7.01737575129">
            <text:p>7,02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6.46127020564">
            <text:p>6,46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24.5050076933">
            <text:p>24,51</text:p>
          </table:table-cell>
        </table:table-row>
      </table:table>
      <table:table table:name="Page Rank Nao Direcionado Sem Peso" table:style-name="ta1">
        <table:table-column table:style-name="co27" table:default-cell-style-name="Default"/>
        <table:table-column table:style-name="co17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Nao Direcionado Se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22.1387193234">
            <text:p>22,14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4.64485692631">
            <text:p>4,64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24.6464243524">
            <text:p>24,65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5.61357046968">
            <text:p>5,61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4.13919453338">
            <text:p>4,14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9.6769773038">
            <text:p>19,68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25.0490350572">
            <text:p>25,05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3.91825411757">
            <text:p>3,92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8.50434261259">
            <text:p>8,5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4.1029338737">
            <text:p>4,1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3.95355661601">
            <text:p>3,95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10.6911217587">
            <text:p>10,69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14.0301092415">
            <text:p>14,03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11.3856646828">
            <text:p>11,39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15.0486018533">
            <text:p>15,05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4.03387418387">
            <text:p>4,03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5.46784887766">
            <text:p>5,47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6.60156003745">
            <text:p>6,6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4.14451226113">
            <text:p>4,14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4.37056223009">
            <text:p>4,37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4.84350211407">
            <text:p>4,84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14.7123133256">
            <text:p>14,71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30.0771963251">
            <text:p>30,08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3.82450369487">
            <text:p>3,82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5.6605881483">
            <text:p>15,66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5.9008771653">
            <text:p>15,9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6.44849569174">
            <text:p>6,45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60.0584632879">
            <text:p>60,06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5.5699033781">
            <text:p>5,57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24.9755913065">
            <text:p>24,98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46.675954109">
            <text:p>46,68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4.23657417723">
            <text:p>4,24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4.57811289617">
            <text:p>4,58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5.46784887766">
            <text:p>5,47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12.4392419785">
            <text:p>12,44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0.1243695526">
            <text:p>20,12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38.613399928">
            <text:p>38,61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6.6834518417">
            <text:p>6,68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45.488631249">
            <text:p>45,49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4.7243192509">
            <text:p>4,72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8.41540863337">
            <text:p>8,42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4.08698382916">
            <text:p>4,09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65.6007150262">
            <text:p>65,6</text:p>
          </table:table-cell>
        </table:table-row>
      </table:table>
      <table:table table:name="Page Rank Nao Direcionado Com Peso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Nao Direcionado Co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23.771599472">
            <text:p>23,77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4.37248340791">
            <text:p>4,37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5.8161944588">
            <text:p>15,82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4.47152453364">
            <text:p>4,47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3.42302689833">
            <text:p>3,42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9.6769773038">
            <text:p>19,68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23.6217644025">
            <text:p>23,62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2.98108948692">
            <text:p>2,98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4.85598053604">
            <text:p>4,86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3.42499278121">
            <text:p>3,42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3.02144358716">
            <text:p>3,02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7.08351941412">
            <text:p>7,08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17.3361133941">
            <text:p>17,34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8.37762065025">
            <text:p>8,38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13.8535215313">
            <text:p>13,85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3.27564888654">
            <text:p>3,28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5.32995411118">
            <text:p>5,33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4.20215416547">
            <text:p>4,2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3.43010515133">
            <text:p>3,43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3.30629802786">
            <text:p>3,31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5.16836821981">
            <text:p>5,17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12.5524707461">
            <text:p>12,55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39.9181667715">
            <text:p>39,92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2.99044865292">
            <text:p>2,99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5.750632263">
            <text:p>15,75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3.1572439637">
            <text:p>13,16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4.81303469246">
            <text:p>4,81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68.8139990481">
            <text:p>68,81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3.71190738005">
            <text:p>3,71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21.7064709658">
            <text:p>21,71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42.6435290626">
            <text:p>42,64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3.38503832915">
            <text:p>3,39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3.63079104849">
            <text:p>3,63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4.79318058042">
            <text:p>4,79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10.5472866176">
            <text:p>10,55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0.2723090403">
            <text:p>20,27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30.2202394032">
            <text:p>30,22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5.3099478276">
            <text:p>5,31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62.2042530181">
            <text:p>62,2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4.08816968127">
            <text:p>4,09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5.77788046833">
            <text:p>5,78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3.09552178833">
            <text:p>3,1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42.3006348988">
            <text:p>42,3</text:p>
          </table:table-cell>
        </table:table-row>
      </table:table>
      <table:database-ranges>
        <table:database-range table:name="__Anonymous_Sheet_DB__0" table:target-range-address="'Freq Indegree x Freq Outdegree'.L1:'Freq Indegree x Freq Outdegree'.N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0"/>
    </number:number-style>
    <number:number-style style:name="N110P0" style:volatile="true">
      <number:number number:decimal-places="0" number:min-integer-digits="0"/>
    </number:number-style>
    <number:number-style style:name="N110">
      <style:text-properties fo:color="#ff0000"/>
      <number:text>-</number:text>
      <number:number number:decimal-places="0" number:min-integer-digits="0"/>
      <style:map style:condition="value()&gt;=0" style:apply-style-name="N110P0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23/07/2013</text:date>, <text:time>01:31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3T01:31:04.61</dc:date>
    <meta:generator>LibreOffice/3.4$Win32 LibreOffice_project/340m1$Build-502</meta:generator>
    <meta:editing-duration>P2DT12H7M5S</meta:editing-duration>
    <meta:editing-cycles>29</meta:editing-cycles>
    <meta:document-statistic meta:table-count="8" meta:cell-count="18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8cm" svg:height="9.288cm" xlink:href=".." xlink:type="simple" chart:class="chart:line" chart:style-name="ch1">
        <chart:legend chart:legend-position="end" svg:x="11.61cm" svg:y="4.07cm" style:legend-expansion="high" chart:style-name="ch2"/>
        <chart:plot-area chart:style-name="ch3" table:cell-range-address="'Freq Indegree x Freq Outdegree'.L1:'Freq Indegree x Freq Outdegree'.N126" chart:data-source-has-labels="both" svg:x="0.783cm" svg:y="0.875cm" svg:width="10.161cm" svg:height="7.808cm">
          <chartooo:coordinate-region svg:x="1.96cm" svg:y="1.087cm" svg:width="8.984cm" svg:height="6.499cm"/>
          <chart:axis chart:dimension="x" chart:name="primary-x" chart:style-name="ch4" chartooo:axis-type="text">
            <chart:categories table:cell-range-address="'Freq Indegree x Freq Outdegree'.L2:'Freq Indegree x Freq Outdegree'.L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q Indegree x Freq Outdegree'.M2:'Freq Indegree x Freq Outdegree'.M126" chart:label-cell-address="'Freq Indegree x Freq Outdegree'.M1:'Freq Indegree x Freq Outdegree'.M1" chart:class="chart:line">
            <chart:data-point chart:repeated="125"/>
          </chart:series>
          <chart:series chart:style-name="ch8" chart:values-cell-range-address="'Freq Indegree x Freq Outdegree'.N2:'Freq Indegree x Freq Outdegree'.N126" chart:label-cell-address="'Freq Indegree x Freq Outdegree'.N1:'Freq Indegree x Freq Outdegree'.N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requencia Indegree </text:p>
                <draw:g>
                  <svg:desc>'Freq Indegree x Freq Outdegree'.M1:'Freq Indegree x Freq Outdegree'.M1</svg:desc>
                </draw:g>
              </table:table-cell>
              <table:table-cell office:value-type="string">
                <text:p> Frequencia Outdegree  </text:p>
                <draw:g>
                  <svg:desc>'Freq Indegree x Freq Outdegree'.N1:'Freq Indegree x Freq Outdegree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req Indegree x Freq Outdegree'.L2:'Freq Indegree x Freq Outdegree'.L126</svg:desc>
                </draw:g>
              </table:table-cell>
              <table:table-cell office:value-type="float" office:value="3478">
                <text:p>3478</text:p>
                <draw:g>
                  <svg:desc>'Freq Indegree x Freq Outdegree'.M2:'Freq Indegree x Freq Outdegree'.M126</svg:desc>
                </draw:g>
              </table:table-cell>
              <table:table-cell office:value-type="float" office:value="4248">
                <text:p>4248</text:p>
                <draw:g>
                  <svg:desc>'Freq Indegree x Freq Outdegree'.N2:'Freq Indegree x Freq Outdegree'.N1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64">
                <text:p>66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0">
                <text:p>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9cm" svg:height="8.996cm" xlink:href=".." xlink:type="simple" chart:class="chart:bar" chart:style-name="ch1">
        <chart:plot-area chart:style-name="ch2" table:cell-range-address="HR.K23:HR.L29" chart:data-source-has-labels="column" svg:x="0.77cm" svg:y="0.851cm" svg:width="14.609cm" svg:height="7.546cm">
          <chartooo:coordinate-region svg:x="1.497cm" svg:y="1.064cm" svg:width="13.882cm" svg:height="6.66cm"/>
          <chart:axis chart:dimension="x" chart:name="primary-x" chart:style-name="ch3" chartooo:axis-type="auto">
            <chartooo:date-scale/>
            <chart:categories table:cell-range-address="HR.K23:HR.K29"/>
          </chart:axis>
          <chart:axis chart:dimension="y" chart:name="primary-y" chart:style-name="ch4"/>
          <chart:series chart:style-name="ch5" chart:values-cell-range-address="HR.L23:HR.L29" chart:class="chart:bar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indegree</text:p>
                <draw:g>
                  <svg:desc>HR.K23:HR.K29</svg:desc>
                </draw:g>
              </table:table-cell>
              <table:table-cell office:value-type="float" office:value="0.8">
                <text:p>0.8</text:p>
                <draw:g>
                  <svg:desc>HR.L23:HR.L29</svg:desc>
                </draw:g>
              </table:table-cell>
            </table:table-row>
            <table:table-row>
              <table:table-cell office:value-type="string">
                <text:p>Answer Num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RDSP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PRDCP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RNDSP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PRNDCP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93cm" svg:y="3.926cm" style:legend-expansion="high" chart:style-name="ch2"/>
        <chart:plot-area chart:style-name="ch3" table:cell-range-address="'asker-replier indegree'.A1:'asker-replier indegree'.B90" chart:data-source-has-labels="row" svg:x="0.77cm" svg:y="0.855cm" svg:width="9.383cm" svg:height="7.545cm">
          <chartooo:coordinate-region svg:x="1.947cm" svg:y="1.067cm" svg:width="8.11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ker-replier indegree'.A2:'asker-replier indegree'.A90" chart:label-cell-address="'asker-replier indegree'.A1:'asker-replier indegree'.A1" chart:class="chart:line">
            <chart:data-point chart:repeated="89"/>
          </chart:series>
          <chart:series chart:style-name="ch8" chart:values-cell-range-address="'asker-replier indegree'.B2:'asker-replier indegree'.B90" chart:label-cell-address="'asker-replier indegree'.B1:'asker-replier indegree'.B1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ker indegree </text:p>
                <draw:g>
                  <svg:desc>'asker-replier indegree'.A1:'asker-replier indegree'.A1</svg:desc>
                </draw:g>
              </table:table-cell>
              <table:table-cell office:value-type="string">
                <text:p> replier median indegree  </text:p>
                <draw:g>
                  <svg:desc>'asker-replier indegree'.B1:'asker-replier indegre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sker-replier indegree'.A2:'asker-replier indegree'.A90</svg:desc>
                </draw:g>
              </table:table-cell>
              <table:table-cell office:value-type="float" office:value="55">
                <text:p>55</text:p>
                <draw:g>
                  <svg:desc>'asker-replier indegree'.B2:'asker-replier indegree'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">
                <text:p>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">
                <text:p>2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">
                <text:p>4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">
                <text:p>4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2">
                <text:p>1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2">
                <text:p>1712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